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09a36" officeooo:paragraph-rsid="00009a36"/>
    </style:style>
    <style:style style:name="P2" style:family="paragraph" style:parent-style-name="Standard">
      <style:text-properties officeooo:paragraph-rsid="00009a36"/>
    </style:style>
    <style:style style:name="P3" style:family="paragraph" style:parent-style-name="Standard">
      <style:text-properties officeooo:rsid="0000ef88" officeooo:paragraph-rsid="0000ef88"/>
    </style:style>
    <style:style style:name="T1" style:family="text">
      <style:text-properties officeooo:rsid="00009a36"/>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ice biographique de l’auteur : </text:p>
      <text:p text:style-name="P1">Franck Bouysse a dans un premier temps été étudiant en biologie puis professeur à Limoge. Il fait paraître sont premier polar en 2007, L’entomologiste. Il remporte son premier prix, le prix Polar Michel-Lebrun en 2015 pour ‘Grossir le ciel’. Né d’aucune femme est un roman polyphonique parut en 2019, Franck Bouysse dit avoir pris la décision de creuser la noirceur de l’humain pour y faire paraître la lumière à travers l’art des mots et la beauté de l’âme.</text:p>
      <text:p text:style-name="P1"/>
      <text:p text:style-name="P1">Le saviez vous ? :</text:p>
      <text:p text:style-name="P1">Bien que la limite temporelle du roman soit assez floue au cours de la lecture, Franck Bouysse nous explique que l’histoire se déroule au XIX<text:span text:style-name="T2">e</text:span> siècle avant la France de l’automobile. L’envie d’écrire ce roman lui est venu de son retour à son lieu de naissance dont il s’est grandement inspiré pour le cadre spatial de son roman. Il laisse s’exprimer pleinement le personnage de rose avec un vocabulaire qui lui est propre ce qui accentue fortement la jeunesse de rose et sa maîtrise imparfaite des mots. Il fait par ailleurs de même avec tous les autres personnage pour nous plonger au plus profond de leur pensées et de leur caractère.</text:p>
      <text:p text:style-name="P1"/>
      <text:p text:style-name="P1">Résumé personnelle :</text:p>
      <text:p text:style-name="P2"><text:span text:style-name="T1">Le père Gabrielle à entendu maintes histoire au cours de sa vie, mais celle qu’il s’apprête à entendre va changer sa vie à jamais. Une voix fluette lui demande</text:span> de bénir le corps d'une femme à l'asile et de récupérer par là même <text:span text:style-name="T1">occasion</text:span> des cahiers cachés sous la robe de la défunte. <text:span text:style-name="T1">Ces cahiers, ceux sont ceux de Roses, L’aînée d’une famille de quatre filles qui va être vendu à un mystérieux personnage par son père afin de palier à la pauvreté de la famille. Rose va alors connaître un véritable cauchemar et subir les pire horreurs, elle rédigera alors sa vie dans ses cahiers, sans l’objectif <text:s/>d’être lu, mais probablement pour mettre des mots là où l’horreur l’a touchée.</text:span></text:p>
      <text:p text:style-name="P2"/>
      <text:p text:style-name="P3">Citations-clefs extraites de l’oeuvre :</text:p>
      <text:p text:style-name="P3">Rose : «  Je possédais encore un corps avec des bras, des jambes et une tête pour penser, mais en vrai j’étais morte, enfermée, bien décidée à laisser fondre le dedans de ma tête pour qu’on puisse plus rien me prendre. »</text:p>
      <text:p text:style-name="P2"><text:span text:style-name="T1"><text:s/>« </text:span>La seule chose qui me rattache à la vie, c'est de continuer à écrire, ou plutôt à écrier, même si je crois pas que ce mot existe il me convient. »</text:p>
      <text:p text:style-name="P2"/>
      <text:p text:style-name="P3">Ma citation : « Ce livre c’est la complexité de l’âme humaine encrée dans le papier, Franck Bouysse explore toute la noirceur dont l’Homme est capable pour en faire ressortir la lumière qui subsiste et nous pousse à vivre. »</text:p>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3:00:44.793376394</meta:creation-date>
    <dc:date>2024-04-26T17:07:59.791586796</dc:date>
    <meta:editing-duration>PT4H7M14S</meta:editing-duration>
    <meta:editing-cycles>3</meta:editing-cycles>
    <meta:generator>LibreOffice/7.4.7.2$Linux_X86_64 LibreOffice_project/40$Build-2</meta:generator>
    <meta:document-statistic meta:table-count="0" meta:image-count="0" meta:object-count="0" meta:page-count="1" meta:paragraph-count="10" meta:word-count="442" meta:character-count="2476" meta:non-whitespace-character-count="2040"/>
  </office:meta>
</office:document-meta>
</file>